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1.5mm" fo:border-left="3.6pt solid #0000ff" fo:border-right="none" fo:border-top="none" fo:border-bottom="none" draw:wrap-influence-on-position="once-concurrent" loext:allow-overlap="true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1.5mm" fo:border="none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NoBorder" text:anchor-type="char" svg:x="14.31mm" svg:y="10.55mm" svg:width="89.75mm" draw:z-index="0">
     <draw:text-box fo:min-height="43.18mm">
      <text:p text:style-name="Frame_20_contents">Frame without border.</text:p>
     </draw:text-box>
    </draw:frame>Dummy<draw:frame draw:style-name="fr1" draw:name="LeftBorderBlue" text:anchor-type="char" svg:x="14.31mm" svg:y="62.19mm" svg:width="89.75mm" draw:z-index="1">
     <draw:text-box fo:min-height="43.18mm">
      <text:p text:style-name="Frame_20_contents">Frame with left border.</text:p>
     </draw:text-box>
    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Arial Unicode MS" style:font-size-asian="10.5pt" style:language-asian="ja" style:country-asian="JP" style:font-name-complex="Tahoma1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ja" style:country-asian="JP" style:font-name-complex="Tahom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Yu Gothic" style:font-family-asian="'Yu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2-01-31T23:20:13.979000000</meta:creation-date>
    <dc:date>2022-02-01T16:55:44.022000000</dc:date>
    <dc:creator>Regina Henschel</dc:creator>
    <meta:editing-duration>PT49M42S</meta:editing-duration>
    <meta:editing-cycles>7</meta:editing-cycles>
    <meta:generator>B2020/7.4.0.0.alpha0$Windows_X86_64 LibreOffice_project/852302557a485a81771a42424126fd4dbbb7d265</meta:generator>
    <meta:document-statistic meta:table-count="0" meta:image-count="0" meta:object-count="0" meta:page-count="1" meta:paragraph-count="3" meta:word-count="8" meta:character-count="49" meta:non-whitespace-character-count="44"/>
  </office:meta>
</office:document-meta>
</file>